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1:48:07.303000000</meta:creation-date>
    <dc:date>2022-01-06T11:53:25.116000000</dc:date>
    <meta:editing-duration>PT5M18S</meta:editing-duration>
    <meta:editing-cycles>1</meta:editing-cycles>
    <meta:document-statistic meta:table-count="1" meta:cell-count="6" meta:object-count="1"/>
    <meta:generator>LibreOfficeDev/7.4.0.0.alpha0$Windows_X86_64 LibreOffice_project/86cffd61c1f01a18f4016bb09c8d63a581f5cd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:coordinate-region svg:x="1.22cm" svg:y="0.379cm" svg:width="10.707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4576">
                <text:p>445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Dev/7.4.0.0.alpha0$Windows_X86_64 LibreOffice_project/86cffd61c1f01a18f4016bb09c8d63a581f5cded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